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  <style:text-properties fo:font-variant="normal" fo:text-transform="none" fo:color="#1f2328" loext:opacity="100%" style:font-name="Linux Libertine G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  <style:text-properties fo:font-variant="normal" fo:text-transform="none" fo:color="#1f2328" loext:opacity="100%" style:font-name="Linux Libertine G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25%" fo:orphans="2" fo:widows="2" fo:text-indent="0cm" style:auto-text-indent="fals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  <style:text-properties fo:font-variant="normal" fo:text-transform="none" fo:color="#1f2328" loext:opacity="100%" style:font-name="Linux Libertine G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1f2328" loext:opacity="100%" style:font-name="Linux Libertine G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25%" fo:orphans="2" fo:widows="2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25%" fo:orphans="2" fo:widows="2" fo:text-indent="0cm" style:auto-text-indent="fals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25%" fo:orphans="2" fo:widows="2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25%" fo:orphans="2" fo:widows="2" fo:text-indent="0cm" style:auto-text-indent="fals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line-height="125%" fo:orphans="2" fo:widows="2" fo:text-indent="0cm" style:auto-text-indent="false" fo:padding="0cm" fo:border="non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25%" fo:orphans="2" fo:widows="2" fo:text-indent="0cm" style:auto-text-indent="false" fo:padding="0cm" fo:border="none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officeooo:paragraph-rsid="0011407c"/>
    </style:style>
    <style:style style:name="T1" style:family="text">
      <style:text-properties fo:font-variant="normal" fo:text-transform="none" fo:color="#1f2328" loext:opacity="100%" style:font-name="Linux Libertine G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Linux Libertine G" fo:font-size="12pt" fo:letter-spacing="normal" fo:font-style="normal" fo:font-weight="bold"/>
    </style:style>
    <style:style style:name="T3" style:family="text">
      <style:text-properties fo:font-variant="normal" fo:text-transform="none" fo:color="#1f2328" loext:opacity="100%" style:font-name="Linux Libertine G" fo:letter-spacing="normal" fo:font-style="normal" fo:font-weight="normal"/>
    </style:style>
    <style:style style:name="T4" style:family="text">
      <style:text-properties fo:font-variant="normal" fo:text-transform="none" fo:color="#1f2328" loext:opacity="100%" style:font-name="Linux Libertine G" fo:letter-spacing="normal" fo:font-style="normal" fo:font-weight="bold"/>
    </style:style>
    <style:style style:name="T5" style:family="text">
      <style:text-properties fo:font-variant="normal" fo:text-transform="none" fo:color="#1f2328" loext:opacity="100%" style:font-name="Linux Libertine G" fo:font-size="12pt" fo:letter-spacing="normal" fo:font-style="normal" fo:font-weight="normal" officeooo:rsid="001140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ecificaciones para crear los test (quiz)</text:h>
      <text:p text:style-name="P2">En el apartado de Choose your quiz type se escoge "Quiz" &gt; "Default Theme".</text:p>
      <text:h text:style-name="P3" text:outline-level="1">Pre-configuraciones</text:h>
      <text:p text:style-name="P4"><text:span text:style-name="T1">Seleccionamos el botón que dice </text:span><text:span text:style-name="Strong_20_Emphasis"><text:span text:style-name="T2">"Additional Form Settings"</text:span></text:span></text:p>
      <text:list text:style-name="L1">
        <text:list-item>
          <text:p text:style-name="P5">Grading System: Puntos</text:p>
        </text:list-item>
        <text:list-item>
          <text:p text:style-name="P5">Mostrar barra de progreso: Activado</text:p>
        </text:list-item>
      </text:list>
      <text:h text:style-name="P3" text:outline-level="1">Páginas y preguntas (importante)</text:h>
      <text:h text:style-name="P6" text:outline-level="2">Configuración de páginas</text:h>
      <text:p text:style-name="P2">Configurar la página para que no muestre el botón de la página anterior. Esto debe hacerse si es deseable que el usuario NO pueda volver a la pregunta anterior.</text:p>
      <text:h text:style-name="P6" text:outline-level="2">Configuración de preguntas</text:h>
      <text:p text:style-name="P4"><text:span text:style-name="T1">Marcar la casilla que dice </text:span><text:span text:style-name="Emphasis"><text:span text:style-name="T1">"Obligatorio"</text:span></text:span><text:span text:style-name="T1">, así el usuario no podrá saltarse ninguna pregunta.</text:span></text:p>
      <text:h text:style-name="P7" text:outline-level="3">A tener en cuenta</text:h>
      <text:p text:style-name="P2">Es necesario crear una nueva página por cada pregunta y hacer el paso de "No mostrar botón de la página anterior" con cada una, lo mismo para marcar cada pregunta como obligatoria.</text:p>
      <text:p text:style-name="P4"><text:span text:style-name="T1">Si se desea que el usuario pueda ir a la pregunta anterior modifica el valor en </text:span><text:span text:style-name="Emphasis"><text:span text:style-name="T1">Opciones &gt; Display &gt; Question Preferences</text:span></text:span><text:span text:style-name="T1"> (por defecto es 0) por 1 o la cantidad de preguntas que se desea se muestren por pantalla. Con esto nos ahorramos crear una pantalla nueva por cada pregunta que quiera hacerse en el test.</text:span></text:p>
      <text:h text:style-name="P3" text:outline-level="1">Configuraciones</text:h>
      <text:h text:style-name="P6" text:outline-level="2">Texto</text:h>
      <text:h text:style-name="P7" text:outline-level="3">General</text:h>
      <text:list text:style-name="L2">
        <text:list-item>
          <text:p text:style-name="P8"><text:span text:style-name="T1">Text Before Quiz: El contenido de </text:span><text:span text:style-name="Emphasis"><text:span text:style-name="T1">documentacion\html &amp; css\text_before_quiz\content.html</text:span></text:span></text:p>
        </text:list-item>
      </text:list>
      <text:h text:style-name="P7" text:outline-level="3">Labels</text:h>
      <text:list text:style-name="L3">
        <text:list-item>
          <text:p text:style-name="P9">Submit Button: Enviar test</text:p>
        </text:list-item>
        <text:list-item>
          <text:p text:style-name="P10"><text:span text:style-name="T1">Retake Quiz Button: Reintentar </text:span><text:span text:style-name="Strong_20_Emphasis"><text:span text:style-name="T2">(opcional)</text:span></text:span></text:p>
        </text:list-item>
        <text:list-item>
          <text:p text:style-name="P9">Previus Button: Anterior</text:p>
        </text:list-item>
        <text:list-item>
          <text:p text:style-name="P9">Next Button: Siguiente</text:p>
        </text:list-item>
        <text:list-item>
          <text:p text:style-name="P9">Start Quiz Button: Empezar test</text:p>
        </text:list-item>
        <text:list-item>
          <text:p text:style-name="P9">No Answer Text: No hay respuesta</text:p>
        </text:list-item>
      </text:list>
      <text:h text:style-name="P6" text:outline-level="2"><text:soft-page-break/>Opciones</text:h>
      <text:h text:style-name="P7" text:outline-level="3">General</text:h>
      <text:list text:style-name="L4">
        <text:list-item>
          <text:p text:style-name="P11">Randomize Question: Randomize questions and their answers</text:p>
        </text:list-item>
      </text:list>
      <text:h text:style-name="P7" text:outline-level="3">Display</text:h>
      <text:list text:style-name="L5">
        <text:list-item>
          <text:p text:style-name="P12">Quiz Page Settings:</text:p>
          <text:list>
            <text:list-item>
              <text:p text:style-name="P13">bounce (opcional)</text:p>
            </text:list-item>
            <text:list-item>
              <text:p text:style-name="P13">Display current page number of the quiz</text:p>
            </text:list-item>
            <text:list-item>
              <text:p text:style-name="P13">Do not scroll the page on clicking next/previous buttons</text:p>
            </text:list-item>
          </text:list>
        </text:list-item>
        <text:list-item>
          <text:p text:style-name="P14"><text:span text:style-name="T1">Display the correct answer information in real-time </text:span><text:span text:style-name="Strong_20_Emphasis"><text:span text:style-name="T2">(opcional)</text:span></text:span></text:p>
          <text:list>
            <text:list-item>
              <text:p text:style-name="P13">Mostrar solo si la respuesta es correcta</text:p>
            </text:list-item>
            <text:list-item>
              <text:p text:style-name="P13">Mostrar siempre</text:p>
            </text:list-item>
            <text:list-item>
              <text:p text:style-name="P13">No mostrar nunca (por defecto)</text:p>
            </text:list-item>
          </text:list>
        </text:list-item>
      </text:list>
      <text:h text:style-name="P15" text:outline-level="3"><text:span text:style-name="T3">Quiz Submission </text:span><text:span text:style-name="Strong_20_Emphasis"><text:span text:style-name="T4">(opcional)</text:span></text:span></text:h>
      <text:p text:style-name="P4"><text:span text:style-name="T1">Si no se quiere que el usuario pueda reintentar el Quiz, se debe desmarcar la opción en </text:span><text:span text:style-name="Emphasis"><text:span text:style-name="T1">Opciones &gt; Quiz Submission &gt; Quiz Controls &gt; Allow users to retake the quiz</text:span></text:span><text:span text:style-name="T1">, ya que por defecto lo permite.</text:span></text:p>
      <text:h text:style-name="P6" text:outline-level="2">Página de resultados</text:h>
      <text:p text:style-name="P4"><text:span text:style-name="T1">Usar las plantillas creadas y los estilos de </text:span><text:span text:style-name="Emphasis"><text:span text:style-name="T1">documentacion\html &amp; css\main.css</text:span></text:span></text:p>
      <text:h text:style-name="P6" text:outline-level="2">Estilo</text:h>
      <text:p text:style-name="P4"><text:span text:style-name="T1">Usar los estilos de </text:span><text:span text:style-name="Emphasis"><text:span text:style-name="T1">documentacion\html &amp; css\main.cs</text:span></text:span></text:p>
      <text:p text:style-name="P16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8:20:50.011309900</meta:creation-date>
    <dc:date>2025-06-18T18:26:22.845377600</dc:date>
    <meta:editing-duration>PT5M33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3" meta:word-count="355" meta:character-count="2141" meta:non-whitespace-character-count="1847"/>
  </office:meta>
</office:document-meta>
</file>